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98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555.2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75cm"/>
    </style:style>
    <style:style style:name="gr1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3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430.068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5cm" svg:x="5.89cm" svg:y="20.77cm">
          <text:p text:style-name="P1"><text:span text:style-name="T1">IMU</text:span></text:p>
          <text:p text:style-name="P1"><text:span text:style-name="T2">Inertial Sensors</text:span></text:p>
          <text:p text:style-name="P1">Kalman Filtering</text:p>
          <text:p text:style-name="P1">Attitude State Esti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92cm" svg:x="7.985cm" svg:y="8.52cm">
          <text:p text:style-name="P1"><text:span text:style-name="T1">Central Controller</text:span></text:p>
          <text:p text:style-name="P1">PID Attitude Control</text:p>
          <text:p text:style-name="P1">Sensor Interface</text:p>
          <text:p text:style-name="P1">Master Computer Interface</text:p>
          <text:p text:style-name="P1">Battery Mon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99cm" svg:height="3.815cm" svg:x="14.066cm" svg:y="20.77cm">
          <text:p text:style-name="P1"><text:span text:style-name="T1">Motor Controller</text:span></text:p>
          <text:p text:style-name="P1">Sensorless BLDC Control</text:p>
          <text:p text:style-name="P1">(4 motors)</text:p>
          <draw:enhanced-geometry svg:viewBox="0 0 21600 21600" draw:type="rectangle" draw:enhanced-path="M 0 0 L 21600 0 21600 21600 0 21600 0 0 Z N"/>
        </draw:custom-shape>
        <draw:frame draw:style-name="gr2" draw:layer="layout" svg:width="3.998cm" svg:height="0.963cm" draw:transform="rotate (1.5707963267946) translate (10.335cm 19.902cm)">
          <draw:text-box>
            <text:p>SPI Bus</text:p>
          </draw:text-box>
        </draw:frame>
        <draw:line draw:style-name="gr3" draw:text-style-name="P1" draw:layer="layout" svg:x1="11.24cm" svg:y1="20.682cm" svg:x2="11.24cm" svg:y2="14.535cm">
          <text:p/>
        </draw:line>
        <draw:line draw:style-name="gr3" draw:text-style-name="P1" draw:layer="layout" svg:x1="18.34cm" svg:y1="20.684cm" svg:x2="18.34cm" svg:y2="14.535cm">
          <text:p/>
        </draw:line>
        <draw:frame draw:style-name="gr4" draw:layer="layout" svg:width="5.067cm" svg:height="1.023cm" draw:transform="rotate (1.5707963267946) translate (17.44cm 20.037cm)">
          <draw:text-box>
            <text:p>SPI bus</text:p>
          </draw:text-box>
        </draw:frame>
        <draw:frame draw:style-name="gr5" draw:layer="layout" svg:width="4.028cm" svg:height="1.675cm" svg:x="16.285cm" svg:y="24.825cm">
          <draw:text-box>
            <text:p>3 Phase Out</text:p>
            <text:p>To Motors</text:p>
          </draw:text-box>
        </draw:frame>
        <draw:line draw:style-name="gr6" draw:text-style-name="P1" draw:layer="layout" svg:x1="16.285cm" svg:y1="24.59cm" svg:x2="16.285cm" svg:y2="27.035cm">
          <text:p/>
        </draw:line>
        <draw:line draw:style-name="gr3" draw:text-style-name="P1" draw:layer="layout" svg:x1="10.505cm" svg:y1="8.525cm" svg:x2="10.505cm" svg:y2="2.446cm">
          <text:p/>
        </draw:line>
        <draw:frame draw:style-name="gr7" draw:layer="layout" svg:width="3.036cm" svg:height="0.963cm" draw:transform="rotate (1.5707963267946) translate (10.432cm 7.985cm)">
          <draw:text-box>
            <text:p>RS422</text:p>
          </draw:text-box>
        </draw:frame>
        <draw:line draw:style-name="gr3" draw:text-style-name="P1" draw:layer="layout" svg:x1="11.705cm" svg:y1="8.525cm" svg:x2="11.705cm" svg:y2="2.446cm">
          <text:p/>
        </draw:line>
        <draw:frame draw:style-name="gr8" draw:layer="layout" svg:width="5.013cm" svg:height="0.963cm" draw:transform="rotate (1.5707963267946) translate (11.605cm 7.979cm)">
          <draw:text-box>
            <text:p>USB (Serial)</text:p>
          </draw:text-box>
        </draw:frame>
        <draw:line draw:style-name="gr3" draw:text-style-name="P1" draw:layer="layout" svg:x1="12.905cm" svg:y1="8.525cm" svg:x2="12.905cm" svg:y2="2.446cm">
          <text:p/>
        </draw:line>
        <draw:frame draw:style-name="gr9" draw:layer="layout" svg:width="4.354cm" svg:height="0.963cm" draw:transform="rotate (1.5707963267946) translate (12.805cm 8.079cm)">
          <draw:text-box>
            <text:p>3.3v Serial</text:p>
          </draw:text-box>
        </draw:frame>
        <draw:line draw:style-name="gr3" draw:text-style-name="P1" draw:layer="layout" svg:x1="14.105cm" svg:y1="8.525cm" svg:x2="14.105cm" svg:y2="2.446cm">
          <text:p/>
        </draw:line>
        <draw:frame draw:style-name="gr10" draw:layer="layout" svg:width="5.709cm" svg:height="0.963cm" draw:transform="rotate (1.5707963267946) translate (14.005cm 7.979cm)">
          <draw:text-box>
            <text:p>Xbee Wireless</text:p>
          </draw:text-box>
        </draw:frame>
        <draw:line draw:style-name="gr6" draw:text-style-name="P1" draw:layer="layout" svg:x1="4.19cm" svg:y1="9.36cm" svg:x2="8cm" svg:y2="9.36cm">
          <text:p/>
        </draw:line>
        <draw:frame draw:style-name="gr11" draw:layer="layout" svg:width="6.085cm" svg:height="0.963cm" svg:x="1.27cm" svg:y="9.355cm">
          <draw:text-box>
            <text:p>8 Ch RC Receiver</text:p>
          </draw:text-box>
        </draw:frame>
        <draw:line draw:style-name="gr6" draw:text-style-name="P1" draw:layer="layout" svg:x1="1.27cm" svg:y1="10.661cm" svg:x2="8cm" svg:y2="10.661cm">
          <text:p/>
        </draw:line>
        <draw:frame draw:style-name="gr12" draw:layer="layout" svg:width="6.508cm" svg:height="0.963cm" svg:x="1.27cm" svg:y="10.656cm">
          <draw:text-box>
            <text:p>MaxBotics Sonar</text:p>
          </draw:text-box>
        </draw:frame>
        <draw:line draw:style-name="gr6" draw:text-style-name="P1" draw:layer="layout" svg:x1="1.27cm" svg:y1="9.361cm" svg:x2="8cm" svg:y2="9.361cm">
          <text:p/>
        </draw:line>
        <draw:line draw:style-name="gr6" draw:text-style-name="P1" draw:layer="layout" svg:x1="20.79cm" svg:y1="9.361cm" svg:x2="27.365cm" svg:y2="9.361cm">
          <text:p/>
        </draw:line>
        <draw:frame draw:style-name="gr13" draw:layer="layout" svg:width="5.54cm" svg:height="0.963cm" svg:x="20.86cm" svg:y="9.255cm">
          <draw:text-box>
            <text:p>8 Bicolor LEDs</text:p>
          </draw:text-box>
        </draw:frame>
        <draw:line draw:style-name="gr6" draw:text-style-name="P1" draw:layer="layout" svg:x1="27.33cm" svg:y1="11.865cm" svg:x2="20.725cm" svg:y2="11.865cm">
          <text:p/>
        </draw:line>
        <draw:frame draw:style-name="gr14" draw:layer="layout" svg:width="6.302cm" svg:height="0.963cm" svg:x="21.155cm" svg:y="11.895cm">
          <draw:text-box>
            <text:p>Motor Enable Switch</text:p>
          </draw:text-box>
        </draw:frame>
        <draw:line draw:style-name="gr15" draw:text-style-name="P1" draw:layer="layout" svg:x1="12.54cm" svg:y1="14.535cm" svg:x2="12.54cm" svg:y2="20.675cm">
          <text:p/>
        </draw:line>
        <draw:frame draw:style-name="gr16" draw:layer="layout" svg:width="5.479cm" svg:height="0.963cm" draw:transform="rotate (1.5707963267946) translate (11.64cm 20.014cm)">
          <draw:text-box>
            <text:p><text:s/>Battery</text:p>
          </draw:text-box>
        </draw:frame>
        <draw:line draw:style-name="gr6" draw:text-style-name="P1" draw:layer="layout" svg:x1="27.33cm" svg:y1="10.566cm" svg:x2="20.725cm" svg:y2="10.566cm">
          <text:p/>
        </draw:line>
        <draw:frame draw:style-name="gr13" draw:layer="layout" svg:width="5.54cm" svg:height="0.963cm" svg:x="21.255cm" svg:y="10.558cm">
          <draw:text-box>
            <text:p>Power Switch</text:p>
          </draw:text-box>
        </draw:frame>
        <draw:line draw:style-name="gr3" draw:text-style-name="P1" draw:layer="layout" svg:x1="16.04cm" svg:y1="20.685cm" svg:x2="16.04cm" svg:y2="14.536cm">
          <text:p/>
        </draw:line>
        <draw:frame draw:style-name="gr17" draw:layer="layout" svg:width="5.374cm" svg:height="0.963cm" draw:transform="rotate (1.5707963267946) translate (15.115cm 20.054cm)">
          <draw:text-box>
            <text:p>Mot Enable</text:p>
          </draw:text-box>
        </draw:frame>
        <draw:frame draw:style-name="gr18" draw:layer="layout" svg:width="0.502cm" svg:height="1.204cm" svg:x="19.995cm" svg:y="7.455cm">
          <draw:text-box>
            <text:p/>
          </draw:text-box>
        </draw:frame>
        <draw:line draw:style-name="gr15" draw:text-style-name="P1" draw:layer="layout" svg:x1="19.541cm" svg:y1="14.535cm" svg:x2="19.541cm" svg:y2="20.675cm">
          <text:p/>
        </draw:line>
        <draw:frame draw:style-name="gr19" draw:layer="layout" svg:width="5.479cm" svg:height="0.963cm" draw:transform="rotate (1.5707963267946) translate (18.641cm 20.214cm)">
          <draw:text-box>
            <text:p><text:s/>Battery</text:p>
          </draw:text-box>
        </draw:frame>
        <draw:line draw:style-name="gr6" draw:text-style-name="P1" draw:layer="layout" svg:x1="17.142cm" svg:y1="14.535cm" svg:x2="17.142cm" svg:y2="20.675cm">
          <text:p/>
        </draw:line>
        <draw:frame draw:style-name="gr20" draw:layer="layout" svg:width="4.024cm" svg:height="1.729cm" draw:transform="rotate (1.5707963267946) translate (16.277cm 20.05cm)">
          <draw:text-box>
            <text:p>Slave Select</text:p>
          </draw:text-box>
        </draw:frame>
        <draw:line draw:style-name="gr6" draw:text-style-name="P1" draw:layer="layout" svg:x1="10.043cm" svg:y1="14.535cm" svg:x2="10.043cm" svg:y2="20.675cm">
          <text:p/>
        </draw:line>
        <draw:frame draw:style-name="gr20" draw:layer="layout" svg:width="4.024cm" svg:height="1.729cm" draw:transform="rotate (1.5707963267946) translate (9.178cm 20.05cm)">
          <draw:text-box>
            <text:p>Slave Select</text:p>
          </draw:text-box>
        </draw:frame>
        <draw:line draw:style-name="gr6" draw:text-style-name="P1" draw:layer="layout" svg:x1="17.143cm" svg:y1="14.535cm" svg:x2="17.143cm" svg:y2="20.675cm">
          <text:p/>
        </draw:line>
        <draw:frame draw:style-name="gr20" draw:layer="layout" svg:width="4.024cm" svg:height="1.729cm" draw:transform="rotate (1.5707963267946) translate (16.278cm 20.05cm)">
          <draw:text-box>
            <text:p>Slave Select</text:p>
          </draw:text-box>
        </draw:frame>
        <draw:line draw:style-name="gr6" draw:text-style-name="P1" draw:layer="layout" svg:x1="25.13cm" svg:y1="23.09cm" svg:x2="21.765cm" svg:y2="23.09cm">
          <text:p/>
        </draw:line>
        <draw:frame draw:style-name="gr13" draw:layer="layout" svg:width="5.54cm" svg:height="0.963cm" svg:x="22.13cm" svg:y="21.955cm">
          <draw:text-box>
            <text:p>Batt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01T12:03:22.32</meta:creation-date>
    <meta:editing-duration>PT00H06M33S</meta:editing-duration>
    <meta:editing-cycles>2</meta:editing-cycles>
    <meta:generator>OpenOffice.org/3.1$Win32 OpenOffice.org_project/310m19$Build-9420</meta:generator>
    <dc:date>2010-11-01T13:37:22.93</dc:date>
    <meta:document-statistic meta:object-count="43"/>
  </office:meta>
</office:document-meta>
</file>